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6ce898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2d9f6e" officeooo:paragraph-rsid="0159eba9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2d9f6e" officeooo:paragraph-rsid="016e7be4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16b7cc8" officeooo:paragraph-rsid="016b7cc8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6b7cc8" officeooo:paragraph-rsid="01701c12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1325eda" officeooo:paragraph-rsid="0159eba9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80880" officeooo:paragraph-rsid="015bdd76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80880" officeooo:paragraph-rsid="01612a09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3bb68c" officeooo:paragraph-rsid="01612f59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77d1c" officeooo:paragraph-rsid="01612f59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7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8" style:family="paragraph" style:parent-style-name="Standard" style:list-style-name="L7">
      <style:text-properties fo:font-weight="normal" officeooo:rsid="014a24ee" officeooo:paragraph-rsid="01612f59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8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9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100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101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102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103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104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105" style:family="paragraph" style:parent-style-name="Standard" style:list-style-name="WW8Num3">
      <style:text-properties officeooo:paragraph-rsid="00122177"/>
    </style:style>
    <style:style style:name="P106" style:family="paragraph" style:parent-style-name="Standard" style:list-style-name="WW8Num3">
      <style:text-properties officeooo:paragraph-rsid="011e533b"/>
    </style:style>
    <style:style style:name="P107" style:family="paragraph" style:parent-style-name="Standard" style:list-style-name="L3">
      <style:text-properties officeooo:paragraph-rsid="0014ad49"/>
    </style:style>
    <style:style style:name="P108" style:family="paragraph" style:parent-style-name="Standard" style:list-style-name="L3">
      <style:text-properties officeooo:rsid="003e9a16" officeooo:paragraph-rsid="003e9a16"/>
    </style:style>
    <style:style style:name="P109" style:family="paragraph" style:parent-style-name="Standard" style:list-style-name="L3">
      <style:text-properties officeooo:rsid="003e9a16" officeooo:paragraph-rsid="00ff0f12"/>
    </style:style>
    <style:style style:name="P110" style:family="paragraph" style:parent-style-name="Standard" style:list-style-name="L3">
      <style:text-properties officeooo:rsid="001a4008" officeooo:paragraph-rsid="00ff0f12"/>
    </style:style>
    <style:style style:name="P111" style:family="paragraph" style:parent-style-name="Standard" style:list-style-name="L3">
      <style:text-properties officeooo:rsid="001c0015" officeooo:paragraph-rsid="001c0015"/>
    </style:style>
    <style:style style:name="P112" style:family="paragraph" style:parent-style-name="Standard" style:list-style-name="L3">
      <style:text-properties officeooo:rsid="001c0015" officeooo:paragraph-rsid="004ea70a"/>
    </style:style>
    <style:style style:name="P113" style:family="paragraph" style:parent-style-name="Standard" style:list-style-name="L3">
      <style:text-properties officeooo:rsid="0122ead9" officeooo:paragraph-rsid="0122ead9"/>
    </style:style>
    <style:style style:name="P114" style:family="paragraph" style:parent-style-name="Standard" style:list-style-name="L3">
      <style:text-properties officeooo:rsid="00209aed" officeooo:paragraph-rsid="00a59f49"/>
    </style:style>
    <style:style style:name="P115" style:family="paragraph" style:parent-style-name="Standard" style:list-style-name="L3">
      <style:text-properties officeooo:rsid="004302ef" officeooo:paragraph-rsid="004302ef"/>
    </style:style>
    <style:style style:name="P116" style:family="paragraph" style:parent-style-name="Standard" style:list-style-name="L4">
      <style:text-properties officeooo:rsid="004302ef" officeooo:paragraph-rsid="004302ef"/>
    </style:style>
    <style:style style:name="P117" style:family="paragraph" style:parent-style-name="Standard" style:list-style-name="L4">
      <style:text-properties officeooo:rsid="004302ef" officeooo:paragraph-rsid="00459a91"/>
    </style:style>
    <style:style style:name="P118" style:family="paragraph" style:parent-style-name="Standard" style:list-style-name="L4">
      <style:text-properties officeooo:rsid="004302ef" officeooo:paragraph-rsid="0044c1b5"/>
    </style:style>
    <style:style style:name="P119" style:family="paragraph" style:parent-style-name="Standard" style:list-style-name="L4">
      <style:text-properties officeooo:rsid="004302ef" officeooo:paragraph-rsid="00471253"/>
    </style:style>
    <style:style style:name="P120" style:family="paragraph" style:parent-style-name="Standard" style:list-style-name="L3">
      <style:text-properties officeooo:rsid="00d71905" officeooo:paragraph-rsid="00d71905"/>
    </style:style>
    <style:style style:name="P121" style:family="paragraph" style:parent-style-name="Standard" style:list-style-name="L3">
      <style:text-properties officeooo:rsid="0119233a" officeooo:paragraph-rsid="0119233a"/>
    </style:style>
    <style:style style:name="P122" style:family="paragraph" style:parent-style-name="Standard" style:list-style-name="L3">
      <style:text-properties officeooo:rsid="011afcfc" officeooo:paragraph-rsid="011c5865"/>
    </style:style>
    <style:style style:name="P123" style:family="paragraph" style:parent-style-name="Standard" style:list-style-name="L4">
      <style:text-properties officeooo:rsid="00474863" officeooo:paragraph-rsid="00474863"/>
    </style:style>
    <style:style style:name="P12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25" style:family="paragraph" style:parent-style-name="Text_20_body" style:list-style-name="L1">
      <style:text-properties officeooo:rsid="001011a1" officeooo:paragraph-rsid="007f1808"/>
    </style:style>
    <style:style style:name="P126" style:family="paragraph" style:parent-style-name="Text_20_body" style:list-style-name="L2">
      <style:text-properties officeooo:rsid="00520377" officeooo:paragraph-rsid="00520377"/>
    </style:style>
    <style:style style:name="P12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8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9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30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31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32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33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34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35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6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7" style:family="paragraph" style:parent-style-name="Text_20_body" style:list-style-name="L13">
      <style:text-properties officeooo:rsid="00a21249" officeooo:paragraph-rsid="00a21249"/>
    </style:style>
    <style:style style:name="P138" style:family="paragraph" style:parent-style-name="Text_20_body" style:list-style-name="L13">
      <style:text-properties officeooo:rsid="00b5833a" officeooo:paragraph-rsid="00b5833a"/>
    </style:style>
    <style:style style:name="P139" style:family="paragraph" style:parent-style-name="Text_20_body" style:list-style-name="L13">
      <style:text-properties officeooo:rsid="0104e51c" officeooo:paragraph-rsid="0104e51c"/>
    </style:style>
    <style:style style:name="P140" style:family="paragraph" style:parent-style-name="Text_20_body" style:list-style-name="L14">
      <style:text-properties officeooo:rsid="00b706b9" officeooo:paragraph-rsid="00b706b9"/>
    </style:style>
    <style:style style:name="P141" style:family="paragraph" style:parent-style-name="Text_20_body" style:list-style-name="L14">
      <style:text-properties officeooo:rsid="01068eee" officeooo:paragraph-rsid="01068eee"/>
    </style:style>
    <style:style style:name="P142" style:family="paragraph" style:parent-style-name="Text_20_body" style:list-style-name="L15">
      <style:text-properties officeooo:rsid="00b70785" officeooo:paragraph-rsid="00b70785"/>
    </style:style>
    <style:style style:name="P143" style:family="paragraph" style:parent-style-name="Text_20_body" style:list-style-name="L15">
      <style:text-properties officeooo:rsid="00b70785" officeooo:paragraph-rsid="00c2d0ab"/>
    </style:style>
    <style:style style:name="P144" style:family="paragraph" style:parent-style-name="Text_20_body" style:list-style-name="L15">
      <style:text-properties officeooo:rsid="00b79d8c" officeooo:paragraph-rsid="00b79d8c"/>
    </style:style>
    <style:style style:name="P145" style:family="paragraph" style:parent-style-name="Text_20_body" style:list-style-name="L15">
      <style:text-properties officeooo:rsid="00b89307" officeooo:paragraph-rsid="00b89307"/>
    </style:style>
    <style:style style:name="P146" style:family="paragraph" style:parent-style-name="Text_20_body" style:list-style-name="L16">
      <style:text-properties officeooo:rsid="00b90f86" officeooo:paragraph-rsid="00b90f86"/>
    </style:style>
    <style:style style:name="P147" style:family="paragraph" style:parent-style-name="Text_20_body" style:list-style-name="L17">
      <style:text-properties officeooo:rsid="00ba512d" officeooo:paragraph-rsid="00ba512d"/>
    </style:style>
    <style:style style:name="P148" style:family="paragraph" style:parent-style-name="Text_20_body" style:list-style-name="L18">
      <style:text-properties officeooo:rsid="00bc36e1" officeooo:paragraph-rsid="00bc36e1"/>
    </style:style>
    <style:style style:name="P149" style:family="paragraph" style:parent-style-name="Text_20_body" style:list-style-name="L19">
      <style:text-properties officeooo:rsid="00bd4ce9" officeooo:paragraph-rsid="00bd4ce9"/>
    </style:style>
    <style:style style:name="P150" style:family="paragraph" style:parent-style-name="Text_20_body" style:list-style-name="L19">
      <style:text-properties officeooo:rsid="00c00656" officeooo:paragraph-rsid="00c00656"/>
    </style:style>
    <style:style style:name="P151" style:family="paragraph" style:parent-style-name="Text_20_body" style:list-style-name="L19">
      <style:text-properties officeooo:rsid="01078320" officeooo:paragraph-rsid="01078320"/>
    </style:style>
    <style:style style:name="P152" style:family="paragraph" style:parent-style-name="Text_20_body" style:list-style-name="L20">
      <style:text-properties officeooo:rsid="00c29e8a" officeooo:paragraph-rsid="00c29e8a"/>
    </style:style>
    <style:style style:name="P153" style:family="paragraph" style:parent-style-name="Text_20_body" style:list-style-name="L21">
      <style:text-properties officeooo:rsid="00c34487" officeooo:paragraph-rsid="00c34487"/>
    </style:style>
    <style:style style:name="P154" style:family="paragraph" style:parent-style-name="Text_20_body" style:list-style-name="L21">
      <style:text-properties officeooo:rsid="00c55f63" officeooo:paragraph-rsid="00c55f63"/>
    </style:style>
    <style:style style:name="P155" style:family="paragraph" style:parent-style-name="Heading_20_1">
      <style:text-properties officeooo:paragraph-rsid="00594363"/>
    </style:style>
    <style:style style:name="P15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2">
      <style:text-properties officeooo:rsid="00d21f4a" officeooo:paragraph-rsid="00d21f4a"/>
    </style:style>
    <style:style style:name="P159" style:family="paragraph" style:parent-style-name="Heading_20_2">
      <style:text-properties fo:font-weight="bold" style:font-weight-asian="bold" style:font-weight-complex="bold"/>
    </style:style>
    <style:style style:name="P16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6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bold" officeooo:rsid="01594949" style:font-weight-asian="bold" style:font-weight-complex="bold"/>
    </style:style>
    <style:style style:name="T48" style:family="text">
      <style:text-properties fo:font-weight="bold" officeooo:rsid="01671208" style:font-weight-asian="bold" style:font-weight-complex="bold"/>
    </style:style>
    <style:style style:name="T49" style:family="text">
      <style:text-properties fo:font-weight="bold" officeooo:rsid="0167c9ed" style:font-weight-asian="bold" style:font-weight-complex="bold"/>
    </style:style>
    <style:style style:name="T50" style:family="text">
      <style:text-properties fo:font-weight="bold" officeooo:rsid="016f70c6" style:font-weight-asian="bold" style:font-weight-complex="bold"/>
    </style:style>
    <style:style style:name="T51" style:family="text">
      <style:text-properties fo:font-weight="bold" officeooo:rsid="01701c12" style:font-weight-asian="bold" style:font-weight-complex="bold"/>
    </style:style>
    <style:style style:name="T52" style:family="text">
      <style:text-properties fo:font-weight="bold" officeooo:rsid="0183f2af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4ad49" style:font-weight-asian="normal" style:font-weight-complex="normal"/>
    </style:style>
    <style:style style:name="T55" style:family="text">
      <style:text-properties fo:font-weight="normal" officeooo:rsid="00122177" style:font-weight-asian="normal" style:font-weight-complex="normal"/>
    </style:style>
    <style:style style:name="T56" style:family="text">
      <style:text-properties fo:font-weight="normal" officeooo:rsid="00192732" style:font-weight-asian="normal" style:font-weight-complex="normal"/>
    </style:style>
    <style:style style:name="T57" style:family="text">
      <style:text-properties fo:font-weight="normal" officeooo:rsid="001a82c1" style:font-weight-asian="normal" style:font-weight-complex="normal"/>
    </style:style>
    <style:style style:name="T58" style:family="text">
      <style:text-properties fo:font-weight="normal" officeooo:rsid="001de2dd" style:font-weight-asian="normal" style:font-weight-complex="normal"/>
    </style:style>
    <style:style style:name="T59" style:family="text">
      <style:text-properties fo:font-weight="normal" officeooo:rsid="0022fe75" style:font-weight-asian="normal" style:font-weight-complex="normal"/>
    </style:style>
    <style:style style:name="T60" style:family="text">
      <style:text-properties fo:font-weight="normal" officeooo:rsid="00268bab" style:font-weight-asian="normal" style:font-weight-complex="normal"/>
    </style:style>
    <style:style style:name="T61" style:family="text">
      <style:text-properties fo:font-weight="normal" officeooo:rsid="00285a01" style:font-weight-asian="normal" style:font-weight-complex="normal"/>
    </style:style>
    <style:style style:name="T62" style:family="text">
      <style:text-properties fo:font-weight="normal" officeooo:rsid="00323689" style:font-weight-asian="normal" style:font-weight-complex="normal"/>
    </style:style>
    <style:style style:name="T63" style:family="text">
      <style:text-properties fo:font-weight="normal" officeooo:rsid="003c8362" style:font-weight-asian="normal" style:font-weight-complex="normal"/>
    </style:style>
    <style:style style:name="T64" style:family="text">
      <style:text-properties fo:font-weight="normal" officeooo:rsid="003e9a16" style:font-weight-asian="normal" style:font-weight-complex="normal"/>
    </style:style>
    <style:style style:name="T65" style:family="text">
      <style:text-properties fo:font-weight="normal" officeooo:rsid="0044c1b5" style:font-weight-asian="normal" style:font-weight-complex="normal"/>
    </style:style>
    <style:style style:name="T66" style:family="text">
      <style:text-properties fo:font-weight="normal" officeooo:rsid="004302ef" style:font-weight-asian="normal" style:font-weight-complex="normal"/>
    </style:style>
    <style:style style:name="T67" style:family="text">
      <style:text-properties fo:font-weight="normal" officeooo:rsid="00471253" style:font-weight-asian="normal" style:font-weight-complex="normal"/>
    </style:style>
    <style:style style:name="T68" style:family="text">
      <style:text-properties fo:font-weight="normal" officeooo:rsid="0048cd16" style:font-weight-asian="normal" style:font-weight-complex="normal"/>
    </style:style>
    <style:style style:name="T69" style:family="text">
      <style:text-properties fo:font-weight="normal" officeooo:rsid="004a88a4" style:font-weight-asian="normal" style:font-weight-complex="normal"/>
    </style:style>
    <style:style style:name="T70" style:family="text">
      <style:text-properties fo:font-weight="normal" officeooo:rsid="004beee7" style:font-weight-asian="normal" style:font-weight-complex="normal"/>
    </style:style>
    <style:style style:name="T71" style:family="text">
      <style:text-properties fo:font-weight="normal" officeooo:rsid="004dac6e" style:font-weight-asian="normal" style:font-weight-complex="normal"/>
    </style:style>
    <style:style style:name="T72" style:family="text">
      <style:text-properties fo:font-weight="normal" officeooo:rsid="004ea70a" style:font-weight-asian="normal" style:font-weight-complex="normal"/>
    </style:style>
    <style:style style:name="T73" style:family="text">
      <style:text-properties fo:font-weight="normal" officeooo:rsid="00607f49" style:font-weight-asian="normal" style:font-weight-complex="normal"/>
    </style:style>
    <style:style style:name="T74" style:family="text">
      <style:text-properties fo:font-weight="normal" officeooo:rsid="00777d94" style:font-weight-asian="normal" style:font-weight-complex="normal"/>
    </style:style>
    <style:style style:name="T75" style:family="text">
      <style:text-properties fo:font-weight="normal" officeooo:rsid="00ee06de" style:font-weight-asian="normal" style:font-weight-complex="normal"/>
    </style:style>
    <style:style style:name="T76" style:family="text">
      <style:text-properties fo:font-weight="normal" officeooo:rsid="00ff0f12" style:font-weight-asian="normal" style:font-weight-complex="normal"/>
    </style:style>
    <style:style style:name="T77" style:family="text">
      <style:text-properties fo:font-weight="normal" officeooo:rsid="0109625b" style:font-weight-asian="normal" style:font-weight-complex="normal"/>
    </style:style>
    <style:style style:name="T78" style:family="text">
      <style:text-properties fo:font-weight="normal" officeooo:rsid="011c0142" style:font-weight-asian="normal" style:font-weight-complex="normal"/>
    </style:style>
    <style:style style:name="T79" style:family="text">
      <style:text-properties fo:font-weight="normal" officeooo:rsid="0128a63d" style:font-weight-asian="normal" style:font-weight-complex="normal"/>
    </style:style>
    <style:style style:name="T80" style:family="text">
      <style:text-properties fo:font-weight="normal" officeooo:rsid="01294cd2" style:font-weight-asian="normal" style:font-weight-complex="normal"/>
    </style:style>
    <style:style style:name="T81" style:family="text">
      <style:text-properties fo:font-weight="normal" officeooo:rsid="012a7ca3" style:font-weight-asian="normal" style:font-weight-complex="normal"/>
    </style:style>
    <style:style style:name="T82" style:family="text">
      <style:text-properties fo:font-weight="normal" officeooo:rsid="012c4452" style:font-weight-asian="normal" style:font-weight-complex="normal"/>
    </style:style>
    <style:style style:name="T83" style:family="text">
      <style:text-properties officeooo:rsid="001011a1"/>
    </style:style>
    <style:style style:name="T84" style:family="text">
      <style:text-properties officeooo:rsid="00102f77"/>
    </style:style>
    <style:style style:name="T85" style:family="text">
      <style:text-properties officeooo:rsid="0011305f"/>
    </style:style>
    <style:style style:name="T86" style:family="text">
      <style:text-properties officeooo:rsid="00177bb0"/>
    </style:style>
    <style:style style:name="T87" style:family="text">
      <style:text-properties officeooo:rsid="0022fe75"/>
    </style:style>
    <style:style style:name="T88" style:family="text">
      <style:text-properties officeooo:rsid="00268bab"/>
    </style:style>
    <style:style style:name="T89" style:family="text">
      <style:text-properties officeooo:rsid="00122177"/>
    </style:style>
    <style:style style:name="T90" style:family="text">
      <style:text-properties officeooo:rsid="00285a01"/>
    </style:style>
    <style:style style:name="T91" style:family="text">
      <style:text-properties officeooo:rsid="003bbf33"/>
    </style:style>
    <style:style style:name="T92" style:family="text">
      <style:text-properties officeooo:rsid="003c3022"/>
    </style:style>
    <style:style style:name="T93" style:family="text">
      <style:text-properties officeooo:rsid="0052adb4"/>
    </style:style>
    <style:style style:name="T94" style:family="text">
      <style:text-properties officeooo:rsid="005e5762"/>
    </style:style>
    <style:style style:name="T95" style:family="text">
      <style:text-properties officeooo:rsid="0060e7d1"/>
    </style:style>
    <style:style style:name="T96" style:family="text">
      <style:text-properties officeooo:rsid="0068d232"/>
    </style:style>
    <style:style style:name="T97" style:family="text">
      <style:text-properties officeooo:rsid="0071373a"/>
    </style:style>
    <style:style style:name="T98" style:family="text">
      <style:text-properties officeooo:rsid="00744b17"/>
    </style:style>
    <style:style style:name="T99" style:family="text">
      <style:text-properties officeooo:rsid="00784d74"/>
    </style:style>
    <style:style style:name="T100" style:family="text">
      <style:text-properties officeooo:rsid="007d1894"/>
    </style:style>
    <style:style style:name="T101" style:family="text">
      <style:text-properties officeooo:rsid="00800ad5"/>
    </style:style>
    <style:style style:name="T102" style:family="text">
      <style:text-properties officeooo:rsid="00813b62"/>
    </style:style>
    <style:style style:name="T103" style:family="text">
      <style:text-properties officeooo:rsid="00860717"/>
    </style:style>
    <style:style style:name="T104" style:family="text">
      <style:text-properties officeooo:rsid="007e2fb1"/>
    </style:style>
    <style:style style:name="T105" style:family="text">
      <style:text-properties officeooo:rsid="0083694a"/>
    </style:style>
    <style:style style:name="T106" style:family="text">
      <style:text-properties officeooo:rsid="00894e33"/>
    </style:style>
    <style:style style:name="T107" style:family="text">
      <style:text-properties officeooo:rsid="008a349d"/>
    </style:style>
    <style:style style:name="T108" style:family="text">
      <style:text-properties officeooo:rsid="008b0016"/>
    </style:style>
    <style:style style:name="T109" style:family="text">
      <style:text-properties officeooo:rsid="008c94d2"/>
    </style:style>
    <style:style style:name="T110" style:family="text">
      <style:text-properties officeooo:rsid="008ddee7"/>
    </style:style>
    <style:style style:name="T111" style:family="text">
      <style:text-properties officeooo:rsid="0089f7f3"/>
    </style:style>
    <style:style style:name="T112" style:family="text">
      <style:text-properties officeooo:rsid="009085ea"/>
    </style:style>
    <style:style style:name="T113" style:family="text">
      <style:text-properties officeooo:rsid="0090cc8d"/>
    </style:style>
    <style:style style:name="T114" style:family="text">
      <style:text-properties officeooo:rsid="007f1808"/>
    </style:style>
    <style:style style:name="T115" style:family="text">
      <style:text-properties officeooo:rsid="0097d770"/>
    </style:style>
    <style:style style:name="T116" style:family="text">
      <style:text-properties officeooo:rsid="009de386"/>
    </style:style>
    <style:style style:name="T117" style:family="text">
      <style:text-properties officeooo:rsid="00a67a51"/>
    </style:style>
    <style:style style:name="T118" style:family="text">
      <style:text-properties officeooo:rsid="00a7f67b"/>
    </style:style>
    <style:style style:name="T119" style:family="text">
      <style:text-properties officeooo:rsid="00ac2cfc"/>
    </style:style>
    <style:style style:name="T120" style:family="text">
      <style:text-properties officeooo:rsid="00b01745"/>
    </style:style>
    <style:style style:name="T121" style:family="text">
      <style:text-properties officeooo:rsid="00b2ab33"/>
    </style:style>
    <style:style style:name="T122" style:family="text">
      <style:text-properties officeooo:rsid="00b473fb"/>
    </style:style>
    <style:style style:name="T123" style:family="text">
      <style:text-properties officeooo:rsid="00b5833a"/>
    </style:style>
    <style:style style:name="T124" style:family="text">
      <style:text-properties officeooo:rsid="00b70785"/>
    </style:style>
    <style:style style:name="T125" style:family="text">
      <style:text-properties officeooo:rsid="00b79d8c"/>
    </style:style>
    <style:style style:name="T126" style:family="text">
      <style:text-properties officeooo:rsid="00b90f86"/>
    </style:style>
    <style:style style:name="T127" style:family="text">
      <style:text-properties officeooo:rsid="00ba512d"/>
    </style:style>
    <style:style style:name="T128" style:family="text">
      <style:text-properties officeooo:rsid="00c2d0ab"/>
    </style:style>
    <style:style style:name="T129" style:family="text">
      <style:text-properties officeooo:rsid="00c5df94"/>
    </style:style>
    <style:style style:name="T130" style:family="text">
      <style:text-properties officeooo:rsid="00c76c81"/>
    </style:style>
    <style:style style:name="T131" style:family="text">
      <style:text-properties officeooo:rsid="00c96efb"/>
    </style:style>
    <style:style style:name="T132" style:family="text">
      <style:text-properties officeooo:rsid="00d9bcca"/>
    </style:style>
    <style:style style:name="T133" style:family="text">
      <style:text-properties officeooo:rsid="00dc7de4"/>
    </style:style>
    <style:style style:name="T134" style:family="text">
      <style:text-properties officeooo:rsid="00e26449"/>
    </style:style>
    <style:style style:name="T135" style:family="text">
      <style:text-properties officeooo:rsid="0037c81c"/>
    </style:style>
    <style:style style:name="T136" style:family="text">
      <style:text-properties officeooo:rsid="00e7cf88"/>
    </style:style>
    <style:style style:name="T137" style:family="text">
      <style:text-properties officeooo:rsid="00ec68da"/>
    </style:style>
    <style:style style:name="T138" style:family="text">
      <style:text-properties officeooo:rsid="00ef317b"/>
    </style:style>
    <style:style style:name="T139" style:family="text">
      <style:text-properties officeooo:rsid="00f0de1a"/>
    </style:style>
    <style:style style:name="T140" style:family="text">
      <style:text-properties officeooo:rsid="00ff8499"/>
    </style:style>
    <style:style style:name="T141" style:family="text">
      <style:text-properties officeooo:rsid="010103e6"/>
    </style:style>
    <style:style style:name="T142" style:family="text">
      <style:text-properties officeooo:rsid="01023564"/>
    </style:style>
    <style:style style:name="T143" style:family="text">
      <style:text-properties officeooo:rsid="0105d717"/>
    </style:style>
    <style:style style:name="T144" style:family="text">
      <style:text-properties officeooo:rsid="01078320"/>
    </style:style>
    <style:style style:name="T145" style:family="text">
      <style:text-properties officeooo:rsid="0109625b"/>
    </style:style>
    <style:style style:name="T146" style:family="text">
      <style:text-properties officeooo:rsid="010a0df1"/>
    </style:style>
    <style:style style:name="T147" style:family="text">
      <style:text-properties officeooo:rsid="010ad889"/>
    </style:style>
    <style:style style:name="T148" style:family="text">
      <style:text-properties officeooo:rsid="010c259f"/>
    </style:style>
    <style:style style:name="T149" style:family="text">
      <style:text-properties officeooo:rsid="010d650b"/>
    </style:style>
    <style:style style:name="T150" style:family="text">
      <style:text-properties officeooo:rsid="01110b02"/>
    </style:style>
    <style:style style:name="T151" style:family="text">
      <style:text-properties officeooo:rsid="0112ff3f"/>
    </style:style>
    <style:style style:name="T152" style:family="text">
      <style:text-properties officeooo:rsid="01140896"/>
    </style:style>
    <style:style style:name="T153" style:family="text">
      <style:text-properties officeooo:rsid="011454f7"/>
    </style:style>
    <style:style style:name="T154" style:family="text">
      <style:text-properties officeooo:rsid="01174acf"/>
    </style:style>
    <style:style style:name="T155" style:family="text">
      <style:text-properties officeooo:rsid="00419756"/>
    </style:style>
    <style:style style:name="T156" style:family="text">
      <style:text-properties officeooo:rsid="011ffed5"/>
    </style:style>
    <style:style style:name="T157" style:family="text">
      <style:text-properties officeooo:rsid="01214d62"/>
    </style:style>
    <style:style style:name="T158" style:family="text">
      <style:text-properties officeooo:rsid="01218f76"/>
    </style:style>
    <style:style style:name="T159" style:family="text">
      <style:text-properties officeooo:rsid="01238596"/>
    </style:style>
    <style:style style:name="T160" style:family="text">
      <style:text-properties officeooo:rsid="0123976a"/>
    </style:style>
    <style:style style:name="T161" style:family="text">
      <style:text-properties officeooo:rsid="01239dde"/>
    </style:style>
    <style:style style:name="T162" style:family="text">
      <style:text-properties officeooo:rsid="0123f167"/>
    </style:style>
    <style:style style:name="T163" style:family="text">
      <style:text-properties officeooo:rsid="0126e3d1"/>
    </style:style>
    <style:style style:name="T164" style:family="text">
      <style:text-properties officeooo:rsid="0133fcc2"/>
    </style:style>
    <style:style style:name="T165" style:family="text">
      <style:text-properties officeooo:rsid="013f536f"/>
    </style:style>
    <style:style style:name="T166" style:family="text">
      <style:text-properties officeooo:rsid="0145d95a"/>
    </style:style>
    <style:style style:name="T167" style:family="text">
      <style:text-properties officeooo:rsid="01475a2c"/>
    </style:style>
    <style:style style:name="T168" style:family="text">
      <style:text-properties officeooo:rsid="01476eda"/>
    </style:style>
    <style:style style:name="T169" style:family="text">
      <style:text-properties officeooo:rsid="01477d1c"/>
    </style:style>
    <style:style style:name="T170" style:family="text">
      <style:text-properties officeooo:rsid="014a24ee"/>
    </style:style>
    <style:style style:name="T171" style:family="text">
      <style:text-properties officeooo:rsid="01594949"/>
    </style:style>
    <style:style style:name="T172" style:family="text">
      <style:text-properties officeooo:rsid="0159eba9"/>
    </style:style>
    <style:style style:name="T173" style:family="text">
      <style:text-properties officeooo:rsid="015b88df"/>
    </style:style>
    <style:style style:name="T174" style:family="text">
      <style:text-properties officeooo:rsid="015bc11e"/>
    </style:style>
    <style:style style:name="T175" style:family="text">
      <style:text-properties officeooo:rsid="0052f1df"/>
    </style:style>
    <style:style style:name="T176" style:family="text">
      <style:text-properties officeooo:rsid="015bdd76"/>
    </style:style>
    <style:style style:name="T177" style:family="text">
      <style:text-properties officeooo:rsid="015d9525"/>
    </style:style>
    <style:style style:name="T178" style:family="text">
      <style:text-properties officeooo:rsid="015ea2f7"/>
    </style:style>
    <style:style style:name="T179" style:family="text">
      <style:text-properties officeooo:rsid="015fef62"/>
    </style:style>
    <style:style style:name="T180" style:family="text">
      <style:text-properties officeooo:rsid="01612a09"/>
    </style:style>
    <style:style style:name="T181" style:family="text">
      <style:text-properties officeooo:rsid="0167c9ed"/>
    </style:style>
    <style:style style:name="T182" style:family="text">
      <style:text-properties officeooo:rsid="01700731"/>
    </style:style>
    <style:style style:name="T183" style:family="text">
      <style:text-properties officeooo:rsid="0171e9af"/>
    </style:style>
    <style:style style:name="T184" style:family="text">
      <style:text-properties officeooo:rsid="01732f8c"/>
    </style:style>
    <style:style style:name="T185" style:family="text">
      <style:text-properties officeooo:rsid="0174f6a1"/>
    </style:style>
    <style:style style:name="T186" style:family="text">
      <style:text-properties officeooo:rsid="018299bb"/>
    </style:style>
    <style:style style:name="T187" style:family="text">
      <style:text-properties officeooo:rsid="0183f2af"/>
    </style:style>
    <style:style style:name="T188" style:family="text">
      <style:text-properties officeooo:rsid="01856c53"/>
    </style:style>
    <style:style style:name="T189" style:family="text">
      <style:text-properties officeooo:rsid="018576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tab/></text:p>
      <text:p text:style-name="P1"/>
      <text:p text:style-name="P1"><text:span text:style-name="T8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dex_20_Link" text:visited-style-name="Index_20_Link">Общее описание<text:tab/>3</text:a></text:p>
          <text:p text:style-name="P31"><text:a xlink:type="simple" xlink:href="#__RefHeading___Toc654_111683930" text:style-name="Index_20_Link" text:visited-style-name="Index_20_Link">Конфигурационный файл сервера<text:tab/>3</text:a></text:p>
          <text:p text:style-name="P31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31"><text:a xlink:type="simple" xlink:href="#__RefHeading___Toc197_159447762" text:style-name="Index_20_Link" text:visited-style-name="Index_20_Link">Описание протокола<text:tab/>3</text:a></text:p>
          <text:p text:style-name="P31"><text:a xlink:type="simple" xlink:href="#__RefHeading___Toc633_1510394967" text:style-name="Index_20_Link" text:visited-style-name="Index_20_Link">Базовые типы сообщений<text:tab/>3</text:a></text:p>
          <text:p text:style-name="P31"><text:a xlink:type="simple" xlink:href="#__RefHeading___Toc652_111683930" text:style-name="Index_20_Link" text:visited-style-name="Index_20_Link">Команды серверу<text:tab/>4</text:a></text:p>
          <text:p text:style-name="P32"><text:a xlink:type="simple" xlink:href="#__RefHeading___Toc635_1510394967" text:style-name="Index_20_Link" text:visited-style-name="Index_20_Link">Общее<text:tab/>4</text:a></text:p>
          <text:p text:style-name="P32"><text:a xlink:type="simple" xlink:href="#__RefHeading___Toc637_1510394967" text:style-name="Index_20_Link" text:visited-style-name="Index_20_Link">Управление устройствами<text:tab/>4</text:a></text:p>
          <text:p text:style-name="P32"><text:a xlink:type="simple" xlink:href="#__RefHeading___Toc639_1510394967" text:style-name="Index_20_Link" text:visited-style-name="Index_20_Link">Управление конфигурацией устройств<text:tab/>5</text:a></text:p>
          <text:p text:style-name="P32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32"><text:a xlink:type="simple" xlink:href="#__RefHeading___Toc643_1510394967" text:style-name="Index_20_Link" text:visited-style-name="Index_20_Link">Обработка данных на языке JavaScript<text:tab/>7</text:a></text:p>
          <text:p text:style-name="P32"><text:a xlink:type="simple" xlink:href="#__RefHeading___Toc2087_2487125297" text:style-name="Index_20_Link" text:visited-style-name="Index_20_Link">Обработка данных на языке GDIL (графический язык для организации взаимодействия устройств)<text:tab/>8</text:a></text:p>
          <text:p text:style-name="P32"><text:a xlink:type="simple" xlink:href="#__RefHeading___Toc2089_2487125297" text:style-name="Index_20_Link" text:visited-style-name="Index_20_Link">Управление политикой доступа<text:tab/>9</text:a></text:p>
          <text:p text:style-name="P32"><text:a xlink:type="simple" xlink:href="#__RefHeading___Toc748_957435578" text:style-name="Index_20_Link" text:visited-style-name="Index_20_Link">Уведомления от сервера клиенту<text:tab/>10</text:a></text:p>
          <text:p text:style-name="P32"><text:a xlink:type="simple" xlink:href="#__RefHeading___Toc1503_511739179" text:style-name="Index_20_Link" text:visited-style-name="Index_20_Link">Обработка сообщений для виртуальных устройств<text:tab/>11</text:a></text:p>
          <text:p text:style-name="P32"><text:a xlink:type="simple" xlink:href="#__RefHeading___Toc1281_945740794" text:style-name="Index_20_Link" text:visited-style-name="Index_20_Link">Широковещательные уведомления устройствам<text:tab/>11</text:a></text:p>
          <text:p text:style-name="P31"><text:a xlink:type="simple" xlink:href="#__RefHeading___Toc645_1510394967" text:style-name="Index_20_Link" text:visited-style-name="Index_20_Link">Поддерживаемые внешние IoT сервисы<text:tab/>11</text:a></text:p>
          <text:p text:style-name="P31"><text:a xlink:type="simple" xlink:href="#__RefHeading___Toc647_1510394967" text:style-name="Index_20_Link" text:visited-style-name="Index_20_Link">Обработка данных на языке javascript<text:tab/>12</text:a></text:p>
          <text:p text:style-name="P32"><text:a xlink:type="simple" xlink:href="#__RefHeading___Toc1063_3042225372" text:style-name="Index_20_Link" text:visited-style-name="Index_20_Link">Объект script<text:tab/>12</text:a></text:p>
          <text:p text:style-name="P33"><text:a xlink:type="simple" xlink:href="#__RefHeading___Toc1283_945740794" text:style-name="Index_20_Link" text:visited-style-name="Index_20_Link">Свойства:<text:tab/>12</text:a></text:p>
          <text:p text:style-name="P32"><text:a xlink:type="simple" xlink:href="#__RefHeading___Toc1065_3042225372" text:style-name="Index_20_Link" text:visited-style-name="Index_20_Link">Объект script.SensorsDatabase<text:tab/>12</text:a></text:p>
          <text:p text:style-name="P33"><text:a xlink:type="simple" xlink:href="#__RefHeading___Toc1285_945740794" text:style-name="Index_20_Link" text:visited-style-name="Index_20_Link">Методы<text:tab/>12</text:a></text:p>
          <text:p text:style-name="P33"><text:a xlink:type="simple" xlink:href="#__RefHeading___Toc1287_945740794" text:style-name="Index_20_Link" text:visited-style-name="Index_20_Link">Сигналы<text:tab/>13</text:a></text:p>
          <text:p text:style-name="P32"><text:a xlink:type="simple" xlink:href="#__RefHeading___Toc1289_945740794" text:style-name="Index_20_Link" text:visited-style-name="Index_20_Link">Объект Devices<text:tab/>13</text:a></text:p>
          <text:p text:style-name="P33"><text:a xlink:type="simple" xlink:href="#__RefHeading___Toc1291_945740794" text:style-name="Index_20_Link" text:visited-style-name="Index_20_Link">Методы<text:tab/>13</text:a></text:p>
          <text:p text:style-name="P33"><text:a xlink:type="simple" xlink:href="#__RefHeading___Toc1293_945740794" text:style-name="Index_20_Link" text:visited-style-name="Index_20_Link">Сигналы<text:tab/>14</text:a></text:p>
          <text:p text:style-name="P32"><text:a xlink:type="simple" xlink:href="#__RefHeading___Toc1295_945740794" text:style-name="Index_20_Link" text:visited-style-name="Index_20_Link">Объект Storage<text:tab/>14</text:a></text:p>
          <text:p text:style-name="P33"><text:a xlink:type="simple" xlink:href="#__RefHeading___Toc1297_945740794" text:style-name="Index_20_Link" text:visited-style-name="Index_20_Link">Методы<text:tab/>14</text:a></text:p>
          <text:p text:style-name="P33"><text:a xlink:type="simple" xlink:href="#__RefHeading___Toc1299_945740794" text:style-name="Index_20_Link" text:visited-style-name="Index_20_Link">Сигналы<text:tab/>14</text:a></text:p>
          <text:p text:style-name="P33"><text:a xlink:type="simple" xlink:href="#__RefHeading___Toc1301_945740794" text:style-name="Index_20_Link" text:visited-style-name="Index_20_Link">Дополнительные методы для сессионных хранилищ<text:tab/>15</text:a></text:p>
          <text:p text:style-name="P32"><text:a xlink:type="simple" xlink:href="#__RefHeading___Toc1303_945740794" text:style-name="Index_20_Link" text:visited-style-name="Index_20_Link">Объект Device<text:tab/>15</text:a></text:p>
          <text:p text:style-name="P33"><text:a xlink:type="simple" xlink:href="#__RefHeading___Toc1305_945740794" text:style-name="Index_20_Link" text:visited-style-name="Index_20_Link">Методы<text:tab/>15</text:a></text:p>
          <text:p text:style-name="P33"><text:a xlink:type="simple" xlink:href="#__RefHeading___Toc1307_945740794" text:style-name="Index_20_Link" text:visited-style-name="Index_20_Link">Сигналы<text:tab/>15</text:a></text:p>
          <text:p text:style-name="P32"><text:a xlink:type="simple" xlink:href="#__RefHeading___Toc1309_945740794" text:style-name="Index_20_Link" text:visited-style-name="Index_20_Link">Объект VirtualDevice<text:tab/>15</text:a></text:p>
          <text:p text:style-name="P33"><text:a xlink:type="simple" xlink:href="#__RefHeading___Toc1311_945740794" text:style-name="Index_20_Link" text:visited-style-name="Index_20_Link">Методы<text:tab/>15</text:a></text:p>
          <text:p text:style-name="P33"><text:a xlink:type="simple" xlink:href="#__RefHeading___Toc1313_945740794" text:style-name="Index_20_Link" text:visited-style-name="Index_20_Link">Сигналы<text:tab/>16</text:a></text:p>
          <text:p text:style-name="P32"><text:a xlink:type="simple" xlink:href="#__RefHeading___Toc1315_945740794" text:style-name="Index_20_Link" text:visited-style-name="Index_20_Link">Объект SensorValue<text:tab/>16</text:a></text:p>
          <text:p text:style-name="P33"><text:a xlink:type="simple" xlink:href="#__RefHeading___Toc1317_945740794" text:style-name="Index_20_Link" text:visited-style-name="Index_20_Link">Свойства<text:tab/>16</text:a></text:p>
        </text:index-body>
      </text:table-of-content>
      <text:h text:style-name="P156" text:outline-level="1"/>
      <text:h text:style-name="P15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6">сервер для автономного сбора данных с устройств IoT и управления этими устройствами, а также</text:span> протокол взаимодействия <text:span text:style-name="T8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100">ini-</text:span>файле /etc/<text:span text:style-name="T84">wliotproxyd</text:span>.ini. <text:span text:style-name="T100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681225559" text:style-name="L1">
        <text:list-item>
          <text:p text:style-name="P125">Локальный UNIX-сокет "/tmp/wliotproxyd"</text:p>
        </text:list-item>
        <text:list-item>
          <text:p text:style-name="P12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<text:span text:style-name="T189">с IoT сервером</text:span> практически полностью основан на протоколе взаимодействия <text:span text:style-name="T142">с</text:span> <text:span text:style-name="T142">единичным </text:span>устройств<text:span text:style-name="T142">ом</text:span>. Для орг<text:span text:style-name="T53">анизации взаимодействия устройств на шине дополнительно вводятся следующие правила:</text:span></text:p>
      <text:list xml:id="list3049877422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31">аргументов</text:span> ответного сообщения, <text:span text:style-name="T131">в том числе в сообщениях </text:span><text:span text:style-name="T32">ok</text:span><text:span text:style-name="T131">, </text:span><text:span text:style-name="T32">err</text:span><text:span text:style-name="T131"> и </text:span><text:span text:style-name="T32">cmdata</text:span><text:span text:style-name="T131">. В сообщениях, не предполагающих ответа, таких как </text:span><text:span text:style-name="T32">info</text:span><text:span text:style-name="T131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37427533" text:style-name="WW8Num3">
        <text:list-item>
          <text:p text:style-name="P10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5"><text:span text:style-name="T89">Сообщение с данными для клиента (или от клиента). Заголовок — </text:span><text:span text:style-name="T2">cmdata</text:span><text:span text:style-name="T8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6">Сообщение синхронизации. Заголовок — <text:span text:style-name="T1">sync</text:span>. Предназначено для <text:span text:style-name="T155">проверки состояния канала связи с клиентом</text:span>. <text:span text:style-name="T155">В ответ на это сообщение клиент должен в течении 5 секунд вернуть сообщение </text:span><text:span text:style-name="T39">syncr</text:span><text:span text:style-name="T155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326610640" text:style-name="L2">
        <text:list-item>
          <text:p text:style-name="P126">Команда аутентификации. Заголовок — <text:span text:style-name="T1">authenticate</text:span>. <text:span text:style-name="T152">Аргументы</text:span> — <text:span text:style-name="T138">имя пользователя и пароль</text:span>. <text:span text:style-name="T152">Возвращает идентификатор пользователя. </text:span>Команда необходима для подключения к удаленному серверу по tcp, <text:span text:style-name="T153">а так же для смены пользователя при подключении через unix socket</text:span>.</text:p>
        </text:list-item>
        <text:list-item>
          <text:p text:style-name="P127">Идентификация сервер<text:span text:style-name="T117">а</text:span>. Заголовок — <text:span text:style-name="T1">identify</text:span>. Сервер возвращает уникальный идентификатор <text:span text:style-name="T98">в формате UUID</text:span> и <text:span text:style-name="T118">свое</text:span> имя.</text:p>
        </text:list-item>
      </text:list>
      <text:h text:style-name="P158" text:outline-level="2"><text:bookmark-start text:name="__RefHeading___Toc637_1510394967"/>Управление устройствами<text:bookmark-end text:name="__RefHeading___Toc637_1510394967"/></text:h>
      <text:list xml:id="list2545686681" text:style-name="L3">
        <text:list-item>
          <text:p text:style-name="P107"><text:span text:style-name="T85">Перечисление всех имеющихся в системе TTY устройств. Заголовок — </text:span><text:span text:style-name="T3">list_tty</text:span><text:span text:style-name="T85">. Аргументы отсутствуют. Список устройств передается на клиент сообщениями </text:span><text:span text:style-name="T2">cmdata</text:span><text:span text:style-name="T55">, </text:span><text:span text:style-name="T54">содержащими следующие аргументы: имя порта, серийный номер, производитель, </text:span><text:span text:style-name="T62">usb vendor id (число), usb product id (число)</text:span><text:span text:style-name="T54">.</text:span></text:p>
        </text:list-item>
        <text:list-item>
          <text:p text:style-name="P108"><text:span text:style-name="T56">И</text:span><text:span text:style-name="T53">дентификация TTY устройства. Заголовок — </text:span><text:span text:style-name="T1">indentify_tty</text:span><text:span text:style-name="T53">. Аргумент — имя порта</text:span><text:span text:style-name="T57">. В случае успешной идентификации </text:span><text:span text:style-name="T69">клиенту в ответ возвращаются </text:span><text:span text:style-name="T57">идентификатор устройства, имя устройства </text:span><text:span text:style-name="T76">и опционально идентификатор </text:span><text:span text:style-name="T79">класса</text:span><text:span text:style-name="T76"> устройства</text:span><text:span text:style-name="T57"> </text:span><text:span text:style-name="T76">(</text:span><text:span text:style-name="T69">в ответном </text:span><text:span text:style-name="T13">ok</text:span><text:span text:style-name="T69"> сообщении</text:span><text:span text:style-name="T76">)</text:span></text:p>
        </text:list-item>
        <text:list-item>
          <text:p text:style-name="P109"><text:span text:style-name="T56">И</text:span><text:span text:style-name="T57">дентификация T</text:span><text:span text:style-name="T74">CP</text:span><text:span text:style-name="T57"> устройства. Заголовок — </text:span><text:span text:style-name="T4">indentify_</text:span><text:span text:style-name="T19">tcp</text:span><text:span text:style-name="T57">. Аргумент — </text:span><text:span text:style-name="T74">IP адрес или имя хоста</text:span><text:span text:style-name="T57">. В случае успешной идентификации </text:span><text:span text:style-name="T69">клиенту в ответ возвращаются </text:span><text:span text:style-name="T57">идентификатор устройства, имя устройства </text:span><text:span text:style-name="T76">и опционально идентификатор </text:span><text:span text:style-name="T80">класса</text:span><text:span text:style-name="T76"> устройства</text:span><text:span text:style-name="T57"> </text:span><text:span text:style-name="T69">(в ответном </text:span><text:span text:style-name="T13">ok</text:span><text:span text:style-name="T69"> сообщении)</text:span><text:span text:style-name="T57">.</text:span></text:p>
        </text:list-item>
        <text:list-item>
          <text:p text:style-name="P110"><text:span text:style-name="T64">Перечисление идентифицированных устройств</text:span><text:span text:style-name="T57">. Заголовок — </text:span><text:span text:style-name="T9">list_identified</text:span><text:span text:style-name="T57">. Аргумент</text:span><text:span text:style-name="T64">ы отсутствуют</text:span><text:span text:style-name="T57">. </text:span><text:span text:style-name="T64">Н</text:span><text:span text:style-name="T57">а клиент переда</text:span><text:span text:style-name="T71">ю</text:span><text:span text:style-name="T57">тся сообщени</text:span><text:span text:style-name="T71">я</text:span><text:span text:style-name="T57"> </text:span><text:span text:style-name="T4">cmdata</text:span><text:span text:style-name="T57"> с</text:span><text:span text:style-name="T64">о следующими</text:span><text:span text:style-name="T57"> аргументами</text:span><text:span text:style-name="T64">:</text:span><text:span text:style-name="T57"> идентификатор устройства, имя устройства, </text:span><text:span text:style-name="T76">идентификатор </text:span><text:span text:style-name="T81">класса</text:span><text:span text:style-name="T64"> </text:span><text:span text:style-name="T75">устройства</text:span><text:span text:style-name="T64">,</text:span><text:span text:style-name="T82"> тип устройства,</text:span><text:span text:style-name="T64"> порт или сетевой адрес устройства</text:span><text:span text:style-name="T57">.</text:span></text:p>
        </text:list-item>
        <text:list-item>
          <text:p text:style-name="P111"><text:span text:style-name="T57">П</text:span><text:span text:style-name="T53">еречисление </text:span><text:span text:style-name="T60">датчиков</text:span><text:span text:style-name="T53"> устройства. Заголовок — </text:span><text:span text:style-name="T1">list_sensors</text:span><text:span text:style-name="T53">. Агрумент — идентификатор </text:span><text:span text:style-name="T61">или имя</text:span><text:span text:style-name="T53"> устройства. </text:span><text:span text:style-name="T58">Список портов передается на клиент </text:span><text:span text:style-name="T72">в ответном </text:span><text:span text:style-name="T15">ok</text:span><text:span text:style-name="T72"> сообщении</text:span><text:span text:style-name="T58">, содержащим аргумент — xml описание сенсоров.</text:span></text:p>
        </text:list-item>
        <text:list-item>
          <text:p text:style-name="P112"><text:span text:style-name="T63">Запрос описания интерфейса управления</text:span><text:span text:style-name="T58">. Заголовок — </text:span><text:span text:style-name="T5">list_</text:span><text:span text:style-name="T8">controls</text:span><text:span text:style-name="T58">. Агрумент — идентификатор </text:span><text:span text:style-name="T61">или имя</text:span><text:span text:style-name="T58"> устройства. </text:span><text:span text:style-name="T63">Описание интерфейса управления передается </text:span><text:span text:style-name="T58">на клиент </text:span><text:span text:style-name="T72">в ответном </text:span><text:span text:style-name="T15">ok</text:span><text:span text:style-name="T72"> сообщении</text:span><text:span text:style-name="T58">, содержащим аргумент — xml описание </text:span><text:span text:style-name="T63">интерфейса управления</text:span><text:span text:style-name="T58">.</text:span></text:p>
        </text:list-item>
        <text:list-item>
          <text:p text:style-name="P113"><text:span text:style-name="T58">З</text:span><text:span text:style-name="T53">апрос состояния устройства. Заголовок — </text:span><text:span text:style-name="T1">get_dev_state</text:span><text:span text:style-name="T53">. Аргумент — идентификатор или имя устройства. Возвращает состояние устройства аналогично команде </text:span><text:span text:style-name="T1">#state</text:span><text:span text:style-name="T53"> для самогол устройства.</text:span></text:p>
        </text:list-item>
        <text:list-item>
          <text:p text:style-name="P114"><text:span text:style-name="T53">Отправка команды устройству. Заголовок — </text:span><text:span text:style-name="T1">exec_command</text:span><text:span text:style-name="T53">. Аргументы — идентификатор </text:span><text:span text:style-name="T61">или имя</text:span><text:span text:style-name="T53"> устройства, команда, далее аргументы команды. </text:span><text:span text:style-name="T59">В случае ожидания возвращаемого значения на клиент </text:span><text:span text:style-name="T70">в аргументах сообщения </text:span><text:span text:style-name="T14">ok</text:span><text:span text:style-name="T70"> будут переданы аргументы, возвращенные устройством</text:span><text:span text:style-name="T59">.</text:span></text:p>
        </text:list-item>
        <text:list-item>
          <text:p text:style-name="P115"><text:span text:style-name="T53">Управление конфигурацией устройств. Заголовок — </text:span><text:span text:style-name="T1">devices_config</text:span><text:span text:style-name="T53">. Содержит вложенные команды. Управление конфигурацией устройств подробно описано ниже. </text:span><text:span text:style-name="T7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20"><text:span text:style-name="T73">З</text:span><text:span text:style-name="T53">апрос идентификатора устройства. Заголовок — </text:span><text:span text:style-name="T1">device_id</text:span><text:span text:style-name="T5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5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21"><text:span text:style-name="T53">Запрос имен устройств. Заголовок — </text:span><text:span text:style-name="T1">dev_names</text:span><text:span text:style-name="T5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22"><text:span text:style-name="T53">Задание имени устройства. Заголовок — </text:span><text:span text:style-name="T1">set_dev_name</text:span><text:span text:style-name="T53">. Аргументы — идентификатор или старое имя устройства, </text:span><text:span text:style-name="T78">опционально </text:span><text:span text:style-name="T53">новое имя устройства. </text:span><text:span text:style-name="T78">Если новое имя не задано, сбрасывается ранее заданное. </text:span><text:span text:style-name="T5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40">устройства</text:span>, имя устройства <text:span text:style-name="T140">и опционально идентификатор типа устройства</text:span>.</text:p>
        </text:list-item>
      </text:list>
      <text:p text:style-name="P16"/>
      <text:h text:style-name="P159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53">Управление конфигурацией устройств на сервере производится с помощью сообщения с заголовком </text:span><text:span text:style-name="T1">devices_config</text:span><text:span text:style-name="T5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401068293" text:style-name="L4">
        <text:list-item>
          <text:p text:style-name="P116"><text:span text:style-name="T53">Запрос списка фильтров tty устройств по имени порта. Команда — </text:span><text:span text:style-name="T1">get_tty_by_port_name</text:span><text:span text:style-name="T5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7"><text:span text:style-name="T53">Установка списка фильтров tty устройств по имени порта. Команда — </text:span><text:span text:style-name="T1">set_tty_by_port_name</text:span><text:span text:style-name="T5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8"><text:span text:style-name="T53">Запрос списка фильтров tty устройств по </text:span><text:span text:style-name="T65">VIP и PID USB устройства (для преобразователей USB-COM)</text:span><text:span text:style-name="T53">. Команда — </text:span><text:span text:style-name="T1">get_tty_by_</text:span><text:span text:style-name="T10">vid_pid</text:span><text:span text:style-name="T53">. Аргументы отсутствуют. Возвращает список фильтров по </text:span><text:span text:style-name="T65">VID и PID USB устройства, разделенных запятой</text:span><text:span text:style-name="T53">. </text:span><text:span text:style-name="T65">Каждый фильтр — пара VID:PID или только VID, все в нижнем регистре.</text:span><text:span text:style-name="T53"> Пример:<text:line-break/>"</text:span><text:span text:style-name="T65">1111:2222,3333,4444:5555</text:span><text:span text:style-name="T53">"</text:span></text:p>
        </text:list-item>
        <text:list-item>
          <text:p text:style-name="P117"><text:span text:style-name="T53">Установка списка фильтров tty устройств по </text:span><text:span text:style-name="T65">VIP и PID USB устройства</text:span><text:span text:style-name="T53">. Команда — </text:span><text:span text:style-name="T1">set_tty_by_</text:span><text:span text:style-name="T11">vid_pid</text:span><text:span text:style-name="T53">. Аргумент — список фильтров фильтров по </text:span><text:span text:style-name="T65">VID и PID USB устройства, разделенных запятой</text:span><text:span text:style-name="T53">.</text:span></text:p>
        </text:list-item>
        <text:list-item>
          <text:p text:style-name="P119"><text:span text:style-name="T53">Запрос списка </text:span><text:span text:style-name="T67">адресов tcp устройств</text:span><text:span text:style-name="T53">. Команда — </text:span><text:span text:style-name="T1">get_</text:span><text:span text:style-name="T12">tcp_by_address</text:span><text:span text:style-name="T53">. Аргументы отсутствуют. Возвращает список </text:span><text:span text:style-name="T67">адресов tcp устройств (IP-адрес или DNS имя хоста)</text:span><text:span text:style-name="T53">, разделенных запятой. Пример:<text:line-break/>"</text:span><text:span text:style-name="T67">192.168.1.1,example.com</text:span><text:span text:style-name="T53">"</text:span></text:p>
        </text:list-item>
        <text:list-item>
          <text:p text:style-name="P119"><text:span text:style-name="T53">Установка списка </text:span><text:span text:style-name="T67">адресов tcp устройств</text:span><text:span text:style-name="T53">. Команда — </text:span><text:span text:style-name="T1">set_t</text:span><text:span text:style-name="T12">cp_by_address</text:span><text:span text:style-name="T53">. Аргумент — список </text:span><text:span text:style-name="T67">адресов tcp устройств (IP-адрес или DNS имя хоста)</text:span><text:span text:style-name="T53">, разделенных запятой.</text:span></text:p>
        </text:list-item>
        <text:list-item>
          <text:p text:style-name="P123"><text:span text:style-name="T53">Включение/выключение автоматического поиска устройств в локальной сети. Команда <text:s text:c="3"/></text:span><text:span text:style-name="T66">— </text:span><text:span text:style-name="T1">set_detect_tcp_devices</text:span><text:span text:style-name="T53">. Аргумент — true|false или 1|0. </text:span><text:span text:style-name="T6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7">У</text:span>правление <text:span text:style-name="T94">хранилищами для данных датчиков</text:span><text:bookmark-end text:name="__RefHeading___Toc641_1510394967"/></text:h>
      <text:list xml:id="list3045814511" text:style-name="L5">
        <text:list-item>
          <text:p text:style-name="P36">Перечисление <text:span text:style-name="T88">хранилищ</text:span>. Заголовок — <text:span text:style-name="T6">list_storages</text:span><text:span text:style-name="T88">. Опциональный аргумент — </text:span><text:soft-page-break/><text:span text:style-name="T88">идентификатор или имя устройства. Список хранилищ передается на клиент сообщениями </text:span><text:span text:style-name="T2">cmdata</text:span><text:span text:style-name="T89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7">датчика</text:span></text:p>
            </text:list-item>
            <text:list-item>
              <text:p text:style-name="P37"><text:span text:style-name="T132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90">датчика в базу. Заголовок — </text:span><text:span text:style-name="T7">add_</text:span><text:span text:style-name="T21">storage</text:span><text:span text:style-name="T9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90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91">имя или идентификатор устройства, название датчика, </text:span>название <text:span text:style-name="T159">или идентификатор</text:span> сервиса. Далее идут параметры для сервиса в формате ключ:значение. <text:span text:style-name="T119">Если параметры отсутствуют, привязка удаляется.</text:span></text:p>
        </text:list-item>
        <text:list-item>
          <text:p text:style-name="P44"><text:span text:style-name="T134">Запрос п</text:span>ривязк<text:span text:style-name="T134">и</text:span> сенсора к внешнему IoT сервису. Заголовок — <text:span text:style-name="T27">storage_</text:span><text:span text:style-name="T33">get_data_export</text:span>. Аргументы: <text:span text:style-name="T91">имя или идентификатор устройства, название датчика, </text:span>название <text:span text:style-name="T160">или идентификатор</text:span> сервиса. <text:span text:style-name="T134">Если хранилище привязано к внешнему сервису, возвращаются параметры </text:span>в формате ключ:значение, <text:span text:style-name="T134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62">список</text:span> сервисов <text:span text:style-name="T163">для экспорта данных, настроенных для хранилища,</text:span> <text:span text:style-name="T161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34">Возвращается список сервисов для экспорта данных в сообщениях </text:span><text:span text:style-name="T42">cmdata</text:span><text:span text:style-name="T161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5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101">о</text:span>ловок — <text:span text:style-name="T1">session_list</text:span>. <text:span text:style-name="T102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12">атрибутов </text:span>сесси<text:span text:style-name="T112">и</text:span> для сессионного хранилища. Заг<text:span text:style-name="T101">о</text:span>ловок — <text:span text:style-name="T1">session_list_</text:span><text:span text:style-name="T22">attrs</text:span>. <text:span text:style-name="T102">Аргументы — идентификатор или имя устройства, название датчика и идентификатор сессии. </text:span>Список <text:span text:style-name="T112">атрибутов </text:span>сессий передается сообщениями <text:span text:style-name="T1">cmdata</text:span>, содержащими два параметра — <text:span text:style-name="T112">ключ</text:span> и <text:span text:style-name="T112">значение</text:span> <text:span text:style-name="T112">атрибута</text:span>.</text:p>
        </text:list-item>
        <text:list-item>
          <text:p text:style-name="P49"><text:span text:style-name="T113">Получения</text:span> <text:span text:style-name="T112">атрибута </text:span>сесси<text:span text:style-name="T112">и</text:span> для сессионного хранилища. Заг<text:span text:style-name="T101">о</text:span>ловок — <text:span text:style-name="T1">session_</text:span><text:span text:style-name="T23">get</text:span><text:span text:style-name="T1">_</text:span><text:span text:style-name="T22">attr</text:span>. <text:span text:style-name="T102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13">Установка</text:span> <text:span text:style-name="T112">атрибута </text:span>сесси<text:span text:style-name="T112">и</text:span> для сессионного хранилища. Заг<text:span text:style-name="T101">о</text:span>ловок — <text:span text:style-name="T1">session_</text:span><text:span text:style-name="T23">set</text:span><text:span text:style-name="T1">_</text:span><text:span text:style-name="T22">attr</text:span>. <text:span text:style-name="T102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102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14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14">Заголовок — </text:span><text:span text:style-name="T24">session_</text:span><text:span text:style-name="T1">start</text:span><text:span text:style-name="T114">. Аргументы — идентификатор или имя устройства, название датчика </text:span>и <text:span text:style-name="T133">идентификатор</text:span> сессии<text:span text:style-name="T114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14">Заголовок — </text:span><text:span text:style-name="T24">session_</text:span><text:span text:style-name="T29">stop</text:span><text:span text:style-name="T114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30">Удаление</text:span> сессии. <text:span text:style-name="T114">Заголовок — </text:span><text:span text:style-name="T24">session_</text:span><text:span text:style-name="T31">remove</text:span><text:span text:style-name="T114">. Аргументы — идентификатор или имя устройства, название датчика </text:span>и <text:span text:style-name="T130">идентификатор</text:span> сессии<text:span text:style-name="T114">.</text:span></text:p>
        </text:list-item>
        <text:list-item>
          <text:p text:style-name="P53"><text:span text:style-name="T116">Продолжение</text:span> ручной сессии. <text:span text:style-name="T114">Заголовок — </text:span><text:span text:style-name="T24">session_</text:span><text:span text:style-name="T30">continue</text:span><text:span text:style-name="T114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14">Заголовок — </text:span><text:span text:style-name="T24">session_</text:span><text:span text:style-name="T25">get_</text:span><text:span text:style-name="T26">write_</text:span><text:span text:style-name="T25">id</text:span><text:span text:style-name="T114">. </text:span>Аргументы — <text:span text:style-name="T114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6">отписка</text:span> на данные от датчика из хранилища. <text:span text:style-name="T96">Заголовки — </text:span><text:span text:style-name="T18">subscribe</text:span><text:span text:style-name="T96">/</text:span><text:span text:style-name="T18">unsubscribe</text:span><text:span text:style-name="T9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6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3">личество отсчетов</text:span>. <text:span text:style-name="T11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5">Данные передаются в том же формате, как и в сообщениях от устройства (</text:span><text:span text:style-name="T17">meas</text:span><text:span text:style-name="T95">).</text:span></text:p>
        </text:list-item>
        <text:list-item>
          <text:p text:style-name="P56">Запрос данных из локального хранилища <text:span text:style-name="T139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3">личество отсчетов</text:span>. <text:span text:style-name="T11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5">Данные передаются в том же формате, как и в сообщениях от устройства (</text:span><text:span text:style-name="T17">meas</text:span><text:span text:style-name="T34">b</text:span><text:span text:style-name="T95">).</text:span></text:p>
        </text:list-item>
      </text:list>
      <text:h text:style-name="Heading_20_2" text:outline-level="2"><text:bookmark-start text:name="__RefHeading___Toc643_1510394967"/>Обработка данных <text:span text:style-name="T164">на языке JavaScript</text:span><text:bookmark-end text:name="__RefHeading___Toc643_1510394967"/></text:h>
      <text:list xml:id="list3098357356" text:style-name="L6">
        <text:list-item>
          <text:p text:style-name="P57">Перечисление списка javascript <text:span text:style-name="T176">скриптов</text:span>. Заголовок — <text:span text:style-name="T28">js_</text:span><text:span text:style-name="T1">list</text:span>. Возвращает список <text:span text:style-name="T171">скриптов в сообщениях </text:span><text:span text:style-name="T47">cmdata</text:span><text:span text:style-name="T171">, содержащих следующие аргументы: идентификатор скрипта, название</text:span> <text:span text:style-name="T171">скрипта и его состояние (1 — работает, 0 — остановлен).<text:line-break/>Пример:<text:line-break/>"cmdata|id13057637156|script1|1\n"</text:span></text:p>
        </text:list-item>
        <text:list-item>
          <text:p text:style-name="P58"><text:span text:style-name="T93">Остановка, запуск и перезапуск скрипта для обработки данных</text:span>. Заголов<text:span text:style-name="T93">ки</text:span> — <text:span text:style-name="T28">js_</text:span><text:span text:style-name="T16">start</text:span><text:span text:style-name="T93">, </text:span><text:span text:style-name="T16">js_stop</text:span><text:span text:style-name="T93"> и </text:span><text:span text:style-name="T16">js_</text:span><text:span text:style-name="T1">restart</text:span>. Аргумент — <text:span text:style-name="T172">идентификатор</text:span> скрипта.</text:p>
        </text:list-item>
        <text:list-item>
          <text:p text:style-name="P59"><text:span text:style-name="T181">Создание</text:span> скрипта. Заголовок — <text:span text:style-name="T1">js_</text:span><text:span text:style-name="T49">create</text:span>. Аргументы — <text:span text:style-name="T181">название</text:span> и текст скрипта. <text:span text:style-name="T181">Возвращает идентификатор созданной программы.</text:span></text:p>
        </text:list-item>
        <text:list-item>
          <text:p text:style-name="P59"><text:span text:style-name="T181">Обновление скрипта</text:span>. Заголовок — <text:span text:style-name="T1">js_up</text:span><text:span text:style-name="T48">date</text:span>. А<text:span text:style-name="T173">р</text:span>гументы — <text:span text:style-name="T172">идентификатор</text:span> и текст <text:soft-page-break/>скрипта.</text:p>
        </text:list-item>
        <text:list-item>
          <text:p text:style-name="P62">Переименование скрипта. Заголовок — <text:span text:style-name="T1">js_rename</text:span>. Ар<text:span text:style-name="T185">г</text:span>ументы — идентификатор и новое название скрипта.</text:p>
        </text:list-item>
        <text:list-item>
          <text:p text:style-name="P60">Удаление скрипта с сервера. Заголовок — <text:span text:style-name="T1">js_remove</text:span>. А<text:span text:style-name="T173">р</text:span>гумент — <text:span text:style-name="T172">идентификатор</text:span> скрипта.</text:p>
        </text:list-item>
        <text:list-item>
          <text:p text:style-name="P64">Получение скрипта с сервера. Заголовок — <text:span text:style-name="T1">js_get</text:span>. Ар<text:span text:style-name="T174">г</text:span>умент — <text:span text:style-name="T172">идентификатор</text:span> скрипта. Возвращает текст скрипта.</text:p>
        </text:list-item>
      </text:list>
      <text:p text:style-name="P23"/>
      <text:h text:style-name="Heading_20_2" text:outline-level="2"><text:bookmark-start text:name="__RefHeading___Toc2087_2487125297"/>Обработка данных на языке <text:span text:style-name="T187">V</text:span>DIL (графический язык для организации взаимодействия устройств)<text:bookmark-end text:name="__RefHeading___Toc2087_2487125297"/></text:h>
      <text:list xml:id="list2295408138" text:style-name="L7">
        <text:list-item>
          <text:p text:style-name="P65">Перечисление списка <text:span text:style-name="T188">V</text:span>DIL-программ. Заголовок — <text:span text:style-name="T52">v</text:span><text:span text:style-name="T1">dil_list</text:span>. <text:span text:style-name="T175">Возвращает список программ в сообщениях </text:span><text:span text:style-name="T47">cmdata</text:span><text:span text:style-name="T171">, содержащих следующие аргументы: идентификатор программы, название программы и ее состояние (1 — работает, 0 — остановлен).</text:span><text:line-break/>Пример:<text:line-break/>"<text:span text:style-name="T177">cmdata</text:span>|<text:span text:style-name="T177">id163854|</text:span>program1<text:span text:style-name="T178">|1</text:span>\n"</text:p>
        </text:list-item>
        <text:list-item>
          <text:p text:style-name="P66">Остановка, запуск и перезапуск GDIL-программы для обработки данных. Заголовки — <text:span text:style-name="T52">v</text:span><text:span text:style-name="T1">dil_start</text:span>, <text:span text:style-name="T52">v</text:span><text:span text:style-name="T1">dil_stop</text:span> и <text:span text:style-name="T52">v</text:span><text:span text:style-name="T1">dil_restart</text:span>. Аргумент — <text:span text:style-name="T179">идентификатор</text:span> программы.</text:p>
        </text:list-item>
        <text:list-item>
          <text:p text:style-name="P61"><text:span text:style-name="T181">Создание</text:span> <text:span text:style-name="T182">программы</text:span>. Заголовок — <text:span text:style-name="T52">v</text:span><text:span text:style-name="T50">dil</text:span><text:span text:style-name="T1">_</text:span><text:span text:style-name="T49">create</text:span>. Аргументы — <text:span text:style-name="T181">название</text:span> и текст скрипта. <text:span text:style-name="T181">Возвращает идентификатор созданной программы.</text:span></text:p>
        </text:list-item>
        <text:list-item>
          <text:p text:style-name="P61"><text:span text:style-name="T181">Обновление программы</text:span>. Заголовок — <text:span text:style-name="T52">v</text:span><text:span text:style-name="T51">dil</text:span><text:span text:style-name="T1">_up</text:span><text:span text:style-name="T48">date</text:span>. А<text:span text:style-name="T173">р</text:span>гументы — <text:span text:style-name="T172">идентификатор</text:span> и <text:span text:style-name="T183">xml-документ</text:span> <text:span text:style-name="T181">программы</text:span>.</text:p>
        </text:list-item>
        <text:list-item>
          <text:p text:style-name="P63">Переименование <text:span text:style-name="T182">программы</text:span>. Заголовок — <text:span text:style-name="T52">v</text:span><text:span text:style-name="T51">dil</text:span><text:span text:style-name="T1">_rename</text:span>. Ар<text:span text:style-name="T184">г</text:span>ументы — идентификатор и новое название <text:span text:style-name="T182">программы</text:span>.</text:p>
        </text:list-item>
        <text:list-item>
          <text:p text:style-name="P67">Удаление программы с сервера. Заголовок — <text:span text:style-name="T52">v</text:span><text:span text:style-name="T1">dil_remove</text:span>. А<text:span text:style-name="T180">р</text:span>гумент — <text:span text:style-name="T179">идентификатор</text:span> программы.</text:p>
        </text:list-item>
        <text:list-item>
          <text:p text:style-name="P67">Получение программы с сервера. Заголовок — <text:span text:style-name="T52">v</text:span><text:span text:style-name="T1">dil_get</text:span>. А<text:span text:style-name="T180">р</text:span>гумент — <text:span text:style-name="T179">идентификатор</text:span> программы. Возвращает текст программы.</text:p>
        </text:list-item>
        <text:list-item>
          <text:p text:style-name="P68">Запрос списка настраиваемых параметров. Заголовок — <text:span text:style-name="T52">v</text:span><text:span text:style-name="T1">dil_list_config_options</text:span>. Аргумент — <text:span text:style-name="T179">идентификатор</text:span> программы. В ответ будут передаваться сообщения <text:span text:style-name="T1">cmdata</text:span>, содержащие <text:span text:style-name="T165">следующие аргументы:</text:span></text:p>
          <text:list>
            <text:list-item>
              <text:p text:style-name="P73"><text:span text:style-name="T168">и</text:span>дентификатор блока — беззнаковое целое число в текстовом представлении;</text:p>
            </text:list-item>
            <text:list-item>
              <text:p text:style-name="P74">название блока;</text:p>
            </text:list-item>
            <text:list-item>
              <text:p text:style-name="P75">название параметра;</text:p>
            </text:list-item>
            <text:list-item>
              <text:p text:style-name="P76">тип текущего значения — single, array или bool;</text:p>
            </text:list-item>
            <text:list-item>
              <text:p text:style-name="P73">размерность текущего значения — целое положительное число;</text:p>
            </text:list-item>
            <text:list-item>
              <text:p text:style-name="P69"><text:span text:style-name="T166">все последующие аргументы — текущее значение в формате, аналогичном сообщению </text:span><text:span text:style-name="T43">meas</text:span><text:span text:style-name="T166"> от устройства.</text:span></text:p>
            </text:list-item>
          </text:list>
        </text:list-item>
        <text:list-item>
          <text:p text:style-name="P70"><text:span text:style-name="T167">Установка значения настраиваемого параметра. Заголовок — </text:span><text:span text:style-name="T52">v</text:span><text:span text:style-name="T44">dil_set_config_option</text:span><text:span text:style-name="T167">. Аргументы:</text:span></text:p>
          <text:list>
            <text:list-item>
              <text:p text:style-name="P77"><text:span text:style-name="T179">идентификатор</text:span> программы;</text:p>
            </text:list-item>
            <text:list-item>
              <text:p text:style-name="P80">идентификатор блока — беззнаковое целое число в текстовом представлении;</text:p>
            </text:list-item>
            <text:list-item>
              <text:p text:style-name="P83">название параметра;</text:p>
            </text:list-item>
            <text:list-item>
              <text:p text:style-name="P80">тип значения — single, array или bool;</text:p>
            </text:list-item>
            <text:list-item>
              <text:p text:style-name="P80">размерность значения — целое положительное число;</text:p>
            </text:list-item>
            <text:list-item>
              <text:p text:style-name="P71"><text:span text:style-name="T166">все последующие аргументы — текущее значение в формате, аналогичном сообщению </text:span><text:span text:style-name="T43">meas</text:span><text:span text:style-name="T166"> от устройства.</text:span></text:p>
            </text:list-item>
          </text:list>
        </text:list-item>
        <text:list-item>
          <text:p text:style-name="P68"><text:span text:style-name="T169">Запрос списка настраиваемых таймеров для программы. Заголовок — </text:span><text:span text:style-name="T52">v</text:span><text:span text:style-name="T45">dil_list_timers</text:span><text:span text:style-name="T169">. Аргумент — идентификатор программы. </text:span>В ответ будут передаваться сообщения <text:span text:style-name="T1">cmdata</text:span>, содержащие <text:span text:style-name="T165">следующие аргументы:</text:span></text:p>
          <text:list>
            <text:list-item>
              <text:p text:style-name="P81">идентификатор блока — беззнаковое целое число в текстовом представлении;</text:p>
            </text:list-item>
            <text:list-item>
              <text:p text:style-name="P84"><text:soft-page-break/>название блока;</text:p>
            </text:list-item>
            <text:list-item>
              <text:p text:style-name="P78">время первого запуска таймера в формате unix time — число секунд с 01.01.1970 00:00;</text:p>
            </text:list-item>
            <text:list-item>
              <text:p text:style-name="P85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<text:span text:style-name="T186">(имеет смысл только </text:span>для таймеров, срабатывающих раз в X секунд, минут, часов или дней, <text:span text:style-name="T186">но передается всегда)</text:span> — положительное целое число.</text:p>
            </text:list-item>
          </text:list>
        </text:list-item>
        <text:list-item>
          <text:p text:style-name="P72"><text:span text:style-name="T170">Установка настраиваемого таймера для программы. Заголовок — </text:span><text:span text:style-name="T52">v</text:span><text:span text:style-name="T46">dil_set_timer</text:span><text:span text:style-name="T170">. Аргументы:</text:span></text:p>
          <text:list>
            <text:list-item>
              <text:p text:style-name="P88"><text:span text:style-name="T179">идентификатор</text:span> программы;</text:p>
            </text:list-item>
            <text:list-item>
              <text:p text:style-name="P82">идентификатор блока — беззнаковое целое число в текстовом представлении;</text:p>
            </text:list-item>
            <text:list-item>
              <text:p text:style-name="P79">время первого запуска таймера в формате unix time — число секунд с 01.01.1970 00:00;</text:p>
            </text:list-item>
            <text:list-item>
              <text:p text:style-name="P86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<text:bookmark-start text:name="__RefHeading___Toc2089_2487125297"/>Управление политик<text:span text:style-name="T145">ой</text:span> доступа<text:bookmark-end text:name="__RefHeading___Toc2089_2487125297"/></text:h>
      <text:p text:style-name="P25"><text:span text:style-name="T53">Управление </text:span><text:span text:style-name="T77">политикой доступа</text:span><text:span text:style-name="T53"> на сервере производится с помощью сообщения с заголовком </text:span><text:span text:style-name="T35">apm</text:span><text:span text:style-name="T53">. Аргументы сообщения содержат вложенную команду и ее собственные аргументы. Пример:</text:span></text:p>
      <text:p text:style-name="P17">"<text:span text:style-name="T145">apm</text:span>|<text:span text:style-name="T145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1220916954" text:style-name="L8">
        <text:list-item>
          <text:p text:style-name="P89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9">Запрос списка пользователей. Заголовок — <text:span text:style-name="T1">list</text:span>. Аргументы отсутствуют. <text:span text:style-name="T156">Список пользователей передается сообщениями </text:span><text:span text:style-name="T40">cmdata</text:span><text:span text:style-name="T156">, в каждом из которых содержится идентификатор пользователя и его имя.</text:span></text:p>
            </text:list-item>
            <text:list-item>
              <text:p text:style-name="P89">Создание пользователя. Заголовок — <text:span text:style-name="T1">create</text:span>. Аргументы — <text:span text:style-name="T146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9">Смена своего пароля. Заголовок — <text:span text:style-name="T1">passwd</text:span>. Аргумент<text:span text:style-name="T146">ы</text:span> — <text:span text:style-name="T146">старый пароль, </text:span>новый пароль.</text:p>
            </text:list-item>
            <text:list-item>
              <text:p text:style-name="P90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92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92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90">Управление группами пользователей. Заголовок — <text:span text:style-name="T1">grp</text:span>. Подкоманды:</text:p>
          <text:list>
            <text:list-item>
              <text:p text:style-name="P90">Запрос списка групп. Заголовок — <text:span text:style-name="T1">list</text:span>. <text:span text:style-name="T157">Каждая группа передается в сообщении </text:span><text:span text:style-name="T40">cmdata</text:span><text:span text:style-name="T156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90">Создание группы. Заголовок — <text:span text:style-name="T1">create</text:span>. Аргумент — уникальное название группы. <text:soft-page-break/><text:span text:style-name="T154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90">Удаление группы. Заголовок — <text:span text:style-name="T1">del</text:span>. Аргумент — название группы.</text:p>
            </text:list-item>
            <text:list-item>
              <text:p text:style-name="P90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8">ы</text:span> — <text:span text:style-name="T148">название группы и </text:span>имя пользователя.</text:p>
            </text:list-item>
            <text:list-item>
              <text:p text:style-name="P90">Получение списка имен пользователей в группе. Заголовок — <text:span text:style-name="T1">list_users</text:span>. <text:span text:style-name="T148">Аргумент — название группы.</text:span> Возвращает список имен пользователей в группе.</text:p>
            </text:list-item>
            <text:list-item>
              <text:p text:style-name="P91">Запрос имени модератора группы. <text:span text:style-name="T147">Заголовок — </text:span><text:span text:style-name="T36">get_moder</text:span><text:span text:style-name="T147">. Аргумент — название группы. Возвращает имя пользователя-модератора группы.</text:span></text:p>
            </text:list-item>
            <text:list-item>
              <text:p text:style-name="P94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93">Получение идентификатора <text:span text:style-name="T149">группы</text:span> по <text:span text:style-name="T149">названию</text:span>. Заголовок — <text:span text:style-name="T37">g</text:span><text:span text:style-name="T1">id</text:span>. Аргумент — <text:span text:style-name="T149">название группы</text:span>. Возвращает идентификатор <text:span text:style-name="T149">группы</text:span>.</text:p>
            </text:list-item>
            <text:list-item>
              <text:p text:style-name="P93">Получение <text:span text:style-name="T149">названия</text:span> <text:span text:style-name="T149">группы</text:span> по идентификатору. Заголовок — <text:span text:style-name="T1">name</text:span>. Аргумент — идентификатор <text:span text:style-name="T149">группы</text:span>. Возвращает <text:span text:style-name="T149">название</text:span> <text:span text:style-name="T149">группы</text:span>.</text:p>
            </text:list-item>
          </text:list>
        </text:list-item>
        <text:list-item>
          <text:p text:style-name="P95">Управление устройствами. Заголовок — <text:span text:style-name="T1">dev</text:span>. Подкоманды:</text:p>
          <text:list>
            <text:list-item>
              <text:p text:style-name="P96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7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8">Передается последовательность сообщений </text:span><text:span text:style-name="T41">cmdata</text:span><text:span text:style-name="T158">, содержащих: символ '</text:span><text:span text:style-name="T38">u</text:span><text:span text:style-name="T150">' или '</text:span><text:span text:style-name="T38">g</text:span><text:span text:style-name="T150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50"> — чтение данных из хранилищ, </text:span><text:span text:style-name="T38">m</text:span><text:span text:style-name="T150"> — управление хранилищами, </text:span><text:span text:style-name="T38">s</text:span><text:span text:style-name="T150"> — чтение состояния устройства, </text:span><text:span text:style-name="T38">e</text:span><text:span text:style-name="T150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8">Задание правила доступа. Заголовок — <text:span text:style-name="T1">set_rule</text:span>. Аргументы: <text:span text:style-name="T151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9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492001532" text:style-name="L9">
        <text:list-item>
          <text:p text:style-name="P100">Идентификация устройства. Заголовок — <text:span text:style-name="T1">device_identified</text:span>. Аргументы — идентификатор <text:span text:style-name="T137">устройства,</text:span> имя устройства, <text:span text:style-name="T141">опционально идентификатор</text:span> <text:span text:style-name="T137">типа устройства</text:span>.</text:p>
        </text:list-item>
        <text:list-item>
          <text:p text:style-name="P100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101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тип значений <text:span text:style-name="T97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101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102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103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104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60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55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104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6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5">Свойства</text:span>:<text:bookmark-end text:name="__RefHeading___Toc1283_945740794"/></text:h>
      <text:list xml:id="list942105049" text:style-name="L10">
        <text:list-item>
          <text:p text:style-name="P128"><text:span text:style-name="T120">S</text:span>ensorsDatabase — <text:span text:style-name="T106">объект, предоставляющий доступ к</text:span> баз<text:span text:style-name="T106">е</text:span> <text:span text:style-name="T107">хранилищ </text:span>датчиков</text:p>
        </text:list-item>
        <text:list-item>
          <text:p text:style-name="P128"><text:span text:style-name="T120">D</text:span>evices — <text:span text:style-name="T106">объект, предоставляющий доступ к списку подключенных</text:span> устройств</text:p>
        </text:list-item>
      </text:list>
      <text:h text:style-name="P161" text:outline-level="2"><text:bookmark-start text:name="__RefHeading___Toc1065_3042225372"/>Объект script.<text:span text:style-name="T121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2785859539" text:style-name="L11">
        <text:list-item>
          <text:p text:style-name="P129">isOpened — возвращает true/false, в зависимости от того, открыта ли база <text:span text:style-name="T108">или нет</text:span></text:p>
        </text:list-item>
        <text:list-item>
          <text:p text:style-name="P13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3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30">StorageId id — идентификатор хранилища</text:p>
            </text:list-item>
          </text:list>
        </text:list-item>
        <text:list-item>
          <text:p text:style-name="P13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5">или </text:span>null в случае ошибки<text:line-break/>Параметры:</text:p>
          <text:list>
            <text:list-item>
              <text:p text:style-name="P132">Объект, описывающий создаваемое хранилище. Должен содержать следующие <text:span text:style-name="T109">свойства</text:span>:</text:p>
              <text:list>
                <text:list-item>
                  <text:p text:style-name="P132">String deviceId — идентификатор устройства (строка в формате UUID)</text:p>
                </text:list-item>
                <text:list-item>
                  <text:p text:style-name="P133">String sensorName — <text:span text:style-name="T109">название датчика</text:span></text:p>
                </text:list-item>
                <text:list-item>
                  <text:p text:style-name="P132">String storeMode — <text:span text:style-name="T110">режим хранения данных ("continuous", "manual_sessions", "memory" или "last_n_values")</text:span></text:p>
                </text:list-item>
                <text:list-item>
                  <text:p text:style-name="P134">String tsRule — правило преобразования временной метки ("dont_touch", <text:soft-page-break/>"add_global_time" или "drop_time"), по-умолчанию add_global_time</text:p>
                </text:list-item>
                <text:list-item>
                  <text:p text:style-name="P135">Number N — количество отсчетов для режима <text:span text:style-name="T110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485367644" text:style-name="L12">
        <text:list-item>
          <text:p text:style-name="P136">opened — выдается при открытии базы хранилищ</text:p>
        </text:list-item>
        <text:list-item>
          <text:p text:style-name="P136">closed — выдается при закрытии базы хранилищ</text:p>
        </text:list-item>
        <text:list-item>
          <text:p text:style-name="P136">storageCreated — выдается при создании нового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  <text:list-item>
          <text:p text:style-name="P136">storageRemoved — выдается при удалении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22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6797001" text:style-name="L13">
        <text:list-item>
          <text:p text:style-name="P137"><text:span text:style-name="T123">d</text:span>evices — <text:span text:style-name="T123">возвращает массив идентификаторов подключенных устройств (строки в формате UUID)</text:span></text:p>
        </text:list-item>
        <text:list-item>
          <text:p text:style-name="P13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8">registerVirtualDevice — регистрирует виртуальное устройство, <text:span text:style-name="T124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8">String id — идентификатор устройства</text:p>
            </text:list-item>
            <text:list-item>
              <text:p text:style-name="P138">String name — название устройства</text:p>
            </text:list-item>
            <text:list-item>
              <text:p text:style-name="P139">String typeIdStr — идентификатор типа устройства (может быть null)</text:p>
            </text:list-item>
            <text:list-item>
              <text:p text:style-name="P138">String sensors<text:span text:style-name="T143">Str</text:span> — строка, содержащая xml <text:span text:style-name="T143">или json </text:span>описание списка датчиков</text:p>
            </text:list-item>
            <text:list-item>
              <text:p text:style-name="P138">String contorls<text:span text:style-name="T143">Str</text:span> — строка, содержащая xml <text:span text:style-name="T143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952980957" text:style-name="L14">
        <text:list-item>
          <text:p text:style-name="P140">deviceIdentified — выдается при идентификации устройства<text:line-break/>Параметры</text:p>
          <text:list>
            <text:list-item>
              <text:p text:style-name="P140"><text:soft-page-break/>String id — идентификатор устройства</text:p>
            </text:list-item>
            <text:list-item>
              <text:p text:style-name="P140">String name — название устройства</text:p>
            </text:list-item>
            <text:list-item>
              <text:p text:style-name="P141">String typeId — идентификатор типа устройства (может быть null)</text:p>
            </text:list-item>
          </text:list>
        </text:list-item>
        <text:list-item>
          <text:p text:style-name="P140">deviceDisconnected — выдается при отключении устройства<text:line-break/>Параметры</text:p>
          <text:list>
            <text:list-item>
              <text:p text:style-name="P140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501708314" text:style-name="L15">
        <text:list-item>
          <text:p text:style-name="P142">isOpened — возвращает true, если <text:span text:style-name="T128">хранилище</text:span> открыт<text:span text:style-name="T128">о</text:span></text:p>
        </text:list-item>
        <text:list-item>
          <text:p text:style-name="P143">valuesType — <text:span text:style-name="T128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42">deviceId — <text:span text:style-name="T125">возвращает </text:span>идентификатор устройства</text:p>
        </text:list-item>
        <text:list-item>
          <text:p text:style-name="P144">deviceName — возвращает название устройства</text:p>
        </text:list-item>
        <text:list-item>
          <text:p text:style-name="P144">sensorName — возвращает название датчика</text:p>
        </text:list-item>
        <text:list-item>
          <text:p text:style-name="P144">readAttribute — возвращает значение привязанного к базе атрибута<text:line-break/>Параметры</text:p>
          <text:list>
            <text:list-item>
              <text:p text:style-name="P144">String key — ключ</text:p>
            </text:list-item>
          </text:list>
        </text:list-item>
        <text:list-item>
          <text:p text:style-name="P144">valuesCount — возвращает количество записей в базе (измерений)</text:p>
        </text:list-item>
        <text:list-item>
          <text:p text:style-name="P144">valueAt — возвращает измерение — объект SensorValue<text:line-break/>Параметры</text:p>
          <text:list>
            <text:list-item>
              <text:p text:style-name="P144">index — индекс записи в базе (0-based)</text:p>
            </text:list-item>
          </text:list>
        </text:list-item>
        <text:list-item>
          <text:p text:style-name="P145">getStoreMode — возвращает тип самой базы, определяющий способ хранени<text:span text:style-name="T126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466067568" text:style-name="L16">
        <text:list-item>
          <text:p text:style-name="P146">newValueWritten — выдается, когда в базу записывается новое значение<text:line-break/>Параметры</text:p>
          <text:list>
            <text:list-item>
              <text:p text:style-name="P14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27">TODO</text:span></text:p>
      <text:h text:style-name="Heading_20_2" text:outline-level="2"><text:bookmark-start text:name="__RefHeading___Toc1303_945740794"/><text:soft-page-break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3097095927" text:style-name="L17">
        <text:list-item>
          <text:p text:style-name="P147">isIdentified — возвращает true, если устройство идентифицировано</text:p>
        </text:list-item>
        <text:list-item>
          <text:p text:style-name="P147">id — возвращает идентификатор устройства</text:p>
        </text:list-item>
        <text:list-item>
          <text:p text:style-name="P147">name — возвращает название устройства</text:p>
        </text:list-item>
        <text:list-item>
          <text:p text:style-name="P14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7">String cmd — команда устройству</text:p>
            </text:list-item>
            <text:list-item>
              <text:p text:style-name="P14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519126279" text:style-name="L18">
        <text:list-item>
          <text:p text:style-name="P14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17924974" text:style-name="L19">
        <text:list-item>
          <text:p text:style-name="P149">writeInfo — генерирует сообщение info от устройства<text:line-break/>Параметры</text:p>
          <text:list>
            <text:list-item>
              <text:p text:style-name="P149"><text:span text:style-name="T144">Array </text:span>args — аргументы сообщения</text:p>
            </text:list-item>
          </text:list>
        </text:list-item>
        <text:list-item>
          <text:p text:style-name="P149">writeMeasurement — генерирует сообщение от устройства, содержащее измерение<text:line-break/>Параметры</text:p>
          <text:list>
            <text:list-item>
              <text:p text:style-name="P149"><text:span text:style-name="T144">String </text:span>name — название датчика</text:p>
            </text:list-item>
            <text:list-item>
              <text:p text:style-name="P149"><text:span text:style-name="T144">SensorValue </text:span>value — <text:span text:style-name="T129">измерение (объект SensorValue)</text:span></text:p>
            </text:list-item>
          </text:list>
        </text:list-item>
        <text:list-item>
          <text:p text:style-name="P150">setCommandCallback — устанавливает функцию-обработчик для команд устройству <text:line-break/>Параметры</text:p>
          <text:list>
            <text:list-item>
              <text:p text:style-name="P150">Function func — javascript-функция обработчик (должна принимать 2 параметра — строка-команда и массив строк — аргументы команды) <text:span text:style-name="T136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51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51"><text:soft-page-break/>String cmd — команда</text:p>
            </text:list-item>
            <text:list-item>
              <text:p text:style-name="P151">Number paramIndex — номер параметра команды (начиная с 1)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  <text:list-item>
          <text:p text:style-name="P151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51">String paramName — название параметра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3350981569" text:style-name="L20">
        <text:list-item>
          <text:p text:style-name="P15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3793648625" text:style-name="L21">
        <text:list-item>
          <text:p text:style-name="P15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6">javascript тип Date)</text:span></text:p>
        </text:list-item>
        <text:list-item>
          <text:p text:style-name="P15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6-09T22:18:01.711696904</dc:date>
    <meta:editing-cycles>426</meta:editing-cycles>
    <meta:editing-duration>P14DT8H39M41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2" meta:word-count="3908" meta:character-count="32398" meta:non-whitespace-character-count="28732"/>
  </office:meta>
</office:document-meta>
</file>